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20000030A7DE4C4402E317D44.png" manifest:media-type="image/png"/>
  <manifest:file-entry manifest:full-path="Pictures/1000020100000346000003105F8AE111EABFB11C.png" manifest:media-type="image/png"/>
  <manifest:file-entry manifest:full-path="Pictures/10000201000003BE0000039C5FF8C2B1AE9289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draw:fill="none" fo:min-height="3.87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86cm" svg:height="16cm" svg:x="1.114cm" svg:y="7.5cm">
          <draw:image xlink:href="Pictures/10000201000003BE0000039C5FF8C2B1AE92896C.png" xlink:type="simple" xlink:show="embed" xlink:actuate="onLoad" loext:mime-type="image/png">
            <text:p/>
          </draw:image>
        </draw:frame>
        <draw:frame draw:style-name="gr1" draw:text-style-name="P1" draw:layer="layout" svg:width="8.026cm" svg:height="8.109cm" svg:x="11.8cm" svg:y="7.5cm">
          <draw:image xlink:href="Pictures/1000020100000346000003105F8AE111EABFB11C.png" xlink:type="simple" xlink:show="embed" xlink:actuate="onLoad" loext:mime-type="image/png">
            <text:p/>
          </draw:image>
        </draw:frame>
        <draw:frame draw:style-name="gr1" draw:text-style-name="P1" draw:layer="layout" svg:width="8.096cm" svg:height="7.7cm" svg:x="11.9cm" svg:y="15.8cm">
          <draw:image xlink:href="Pictures/10000201000003320000030A7DE4C4402E317D44.png" xlink:type="simple" xlink:show="embed" xlink:actuate="onLoad" loext:mime-type="image/png">
            <text:p/>
          </draw:image>
        </draw:frame>
        <draw:line draw:style-name="gr2" draw:text-style-name="P2" draw:layer="layout" svg:x1="12.9cm" svg:y1="8.7cm" svg:x2="7.9cm" svg:y2="10.7cm">
          <text:p/>
        </draw:line>
        <draw:line draw:style-name="gr2" draw:text-style-name="P2" draw:layer="layout" svg:x1="14.1cm" svg:y1="16.1cm" svg:x2="7.1cm" svg:y2="12.3cm">
          <text:p/>
        </draw:line>
        <draw:frame draw:style-name="gr3" draw:text-style-name="P3" draw:layer="layout" svg:width="18.639cm" svg:height="5.939cm" svg:x="1.161cm" svg:y="1.172cm">
          <draw:text-box>
            <text:p><text:span text:style-name="T1">User Space Code </text:span></text:p>
            <text:p><text:span text:style-name="T2">main.rs</text:span> is a main user space module ,calling two submodule <text:span text:style-name="T2">iptool.rs </text:span>to <text:s/>create eBPF enable IP Address formate and <text:s/>second module <text:span text:style-name="T2">util.rs</text:span> to read externel json file , filter its content and extract IP from it and pass it to create_ipv4 function to convert them into IP formate which is further inject into eBPF code to add in BLOCKLIST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5T10:39:15.047761658</meta:creation-date>
    <dc:date>2023-07-25T10:59:02.767950962</dc:date>
    <meta:editing-duration>PT9M16S</meta:editing-duration>
    <meta:editing-cycles>1</meta:editing-cycles>
    <meta:generator>LibreOffice/6.4.7.2$Linux_X86_64 LibreOffice_project/40$Build-2</meta:generator>
    <meta:document-statistic meta:object-count="6"/>
  </office:meta>
</office:document-meta>
</file>